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Tables &amp; Normalization Analysis</text:span></text:h>
      <text:h text:style-name="Heading_20_4" text:outline-level="4"><text:span text:style-name="Strong_20_Emphasis">1. </text:span><text:span text:style-name="Strong_20_Emphasis"><text:span text:style-name="Source_20_Text">users</text:span></text:span><text:span text:style-name="Strong_20_Emphasis"> (3NF)</text:span></text:h>
      <text:p text:style-name="P1">sql</text:p>
      <text:p text:style-name="Text_20_body">Copy</text:p>
      <text:p text:style-name="Preformatted_20_Text">CREATE TABLE users (</text:p>
      <text:p text:style-name="Preformatted_20_Text"><text:s text:c="4"/>user_id SERIAL PRIMARY KEY,</text:p>
      <text:p text:style-name="Preformatted_20_Text"><text:s text:c="4"/>username VARCHAR(50) UNIQUE NOT NULL,</text:p>
      <text:p text:style-name="Preformatted_20_Text"><text:s text:c="4"/>email VARCHAR(100) UNIQUE NOT NULL,</text:p>
      <text:p text:style-name="Preformatted_20_Text"><text:s text:c="4"/>password_hash VARCHAR(100) NOT NULL,</text:p>
      <text:p text:style-name="Preformatted_20_Text"><text:s text:c="4"/>created_at TIMESTAMP DEFAULT CURRENT_TIMESTAMP</text:p>
      <text:p text:style-name="P2">);</text:p>
      <text:list text:style-name="L1">
        <text:list-item>
          <text:p text:style-name="P3"><text:span text:style-name="Strong_20_Emphasis">Normalization</text:span>:</text:p>
          <text:list>
            <text:list-item>
              <text:p text:style-name="P3"><text:span text:style-name="Strong_20_Emphasis">1NF</text:span>: Atomic fields (no repeating groups).</text:p>
            </text:list-item>
            <text:list-item>
              <text:p text:style-name="P3"><text:span text:style-name="Strong_20_Emphasis">3NF</text:span>: No transitive dependencies (e.g., <text:span text:style-name="Source_20_Text">username</text:span> → <text:span text:style-name="Source_20_Text">email</text:span> isn’t valid here).</text:p>
            </text:list-item>
            <text:list-item>
              <text:p text:style-name="P3"><text:span text:style-name="Strong_20_Emphasis">BCNF</text:span>: Every determinant is a candidate key (<text:span text:style-name="Source_20_Text">user_id</text:span> is the PK).</text:p>
            </text:list-item>
          </text:list>
        </text:list-item>
      </text:list>
      <text:h text:style-name="Heading_20_4" text:outline-level="4"><text:span text:style-name="Strong_20_Emphasis">2. </text:span><text:span text:style-name="Strong_20_Emphasis"><text:span text:style-name="Source_20_Text">interests</text:span></text:span><text:span text:style-name="Strong_20_Emphasis"> (3NF)</text:span></text:h>
      <text:p text:style-name="P1">sql</text:p>
      <text:p text:style-name="Text_20_body">Copy</text:p>
      <text:p text:style-name="Preformatted_20_Text">CREATE TABLE interests (</text:p>
      <text:p text:style-name="Preformatted_20_Text"><text:s text:c="4"/>interest_id SERIAL PRIMARY KEY,</text:p>
      <text:p text:style-name="Preformatted_20_Text"><text:s text:c="4"/>name VARCHAR(50) UNIQUE NOT NULL -- e.g., "CSE", "Web Dev"</text:p>
      <text:p text:style-name="P2">);</text:p>
      <text:list text:style-name="L2">
        <text:list-item>
          <text:p text:style-name="P4"><text:span text:style-name="Strong_20_Emphasis">Normalization</text:span>:</text:p>
          <text:list>
            <text:list-item>
              <text:p text:style-name="P4">Eliminates multi-valued dependency (users can have multiple interests).</text:p>
            </text:list-item>
          </text:list>
        </text:list-item>
      </text:list>
      <text:h text:style-name="Heading_20_4" text:outline-level="4"><text:span text:style-name="Strong_20_Emphasis">3. </text:span><text:span text:style-name="Strong_20_Emphasis"><text:span text:style-name="Source_20_Text">user_interests</text:span></text:span><text:span text:style-name="Strong_20_Emphasis"> (BCNF)</text:span></text:h>
      <text:p text:style-name="P1">sql</text:p>
      <text:p text:style-name="Text_20_body">Copy</text:p>
      <text:p text:style-name="Preformatted_20_Text">CREATE TABLE user_interests (</text:p>
      <text:p text:style-name="Preformatted_20_Text"><text:s text:c="4"/>user_id INT REFERENCES users(user_id) ON DELETE CASCADE,</text:p>
      <text:p text:style-name="Preformatted_20_Text"><text:s text:c="4"/>interest_id INT REFERENCES interests(interest_id) ON DELETE CASCADE,</text:p>
      <text:p text:style-name="Preformatted_20_Text"><text:s text:c="4"/>PRIMARY KEY (user_id, interest_id)</text:p>
      <text:p text:style-name="P2">);</text:p>
      <text:list text:style-name="L3">
        <text:list-item>
          <text:p text:style-name="P5"><text:span text:style-name="Strong_20_Emphasis">Normalization</text:span>:</text:p>
          <text:list>
            <text:list-item>
              <text:p text:style-name="P5">Solves multi-valued dependency (1 user → many interests)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</text:span><text:span text:style-name="Strong_20_Emphasis"><text:span text:style-name="Source_20_Text">posts</text:span></text:span><text:span text:style-name="Strong_20_Emphasis"> (3NF)</text:span></text:h>
      <text:p text:style-name="P1">sql</text:p>
      <text:p text:style-name="Text_20_body">Copy</text:p>
      <text:p text:style-name="Preformatted_20_Text"><text:soft-page-break/>CREATE TABLE posts (</text:p>
      <text:p text:style-name="Preformatted_20_Text"><text:s text:c="4"/>post_id SERIAL PRIMARY KEY,</text:p>
      <text:p text:style-name="Preformatted_20_Text"><text:s text:c="4"/>user_id INT REFERENCES users(user_id) ON DELETE CASCADE,</text:p>
      <text:p text:style-name="Preformatted_20_Text"><text:s text:c="4"/>content TEXT NOT NULL,</text:p>
      <text:p text:style-name="Preformatted_20_Text"><text:s text:c="4"/>type VARCHAR(20) CHECK (type IN ('QUERY', 'ACHIEVEMENT')),</text:p>
      <text:p text:style-name="Preformatted_20_Text"><text:s text:c="4"/>created_at TIMESTAMP DEFAULT CURRENT_TIMESTAMP</text:p>
      <text:p text:style-name="P2">);</text:p>
      <text:list text:style-name="L4">
        <text:list-item>
          <text:p text:style-name="P6"><text:span text:style-name="Strong_20_Emphasis">Normalization</text:span>:</text:p>
          <text:list>
            <text:list-item>
              <text:p text:style-name="P6"><text:span text:style-name="Strong_20_Emphasis">1NF</text:span>: No composite attributes.</text:p>
            </text:list-item>
            <text:list-item>
              <text:p text:style-name="P6"><text:span text:style-name="Strong_20_Emphasis">3NF</text:span>: <text:span text:style-name="Source_20_Text">user_id</text:span> → <text:span text:style-name="Source_20_Text">username</text:span> is handled via FK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</text:span><text:span text:style-name="Strong_20_Emphasis"><text:span text:style-name="Source_20_Text">tags</text:span></text:span><text:span text:style-name="Strong_20_Emphasis"> (3NF)</text:span></text:h>
      <text:p text:style-name="P1">sql</text:p>
      <text:p text:style-name="Text_20_body">Copy</text:p>
      <text:p text:style-name="Preformatted_20_Text">CREATE TABLE tags (</text:p>
      <text:p text:style-name="Preformatted_20_Text"><text:s text:c="4"/>tag_id SERIAL PRIMARY KEY,</text:p>
      <text:p text:style-name="Preformatted_20_Text"><text:s text:c="4"/>name VARCHAR(50) UNIQUE NOT NULL -- e.g., "Java", "Algorithms"</text:p>
      <text:p text:style-name="P2">);</text:p>
      <text:h text:style-name="Heading_20_4" text:outline-level="4"><text:span text:style-name="Strong_20_Emphasis">6. </text:span><text:span text:style-name="Strong_20_Emphasis"><text:span text:style-name="Source_20_Text">post_tags</text:span></text:span><text:span text:style-name="Strong_20_Emphasis"> (BCNF)</text:span></text:h>
      <text:p text:style-name="P1">sql</text:p>
      <text:p text:style-name="Text_20_body">Copy</text:p>
      <text:p text:style-name="Preformatted_20_Text">CREATE TABLE post_tags (</text:p>
      <text:p text:style-name="Preformatted_20_Text"><text:s text:c="4"/>post_id INT REFERENCES posts(post_id) ON DELETE CASCADE,</text:p>
      <text:p text:style-name="Preformatted_20_Text"><text:s text:c="4"/>tag_id INT REFERENCES tags(tag_id) ON DELETE CASCADE,</text:p>
      <text:p text:style-name="Preformatted_20_Text"><text:s text:c="4"/>PRIMARY KEY (post_id, tag_id)</text:p>
      <text:p text:style-name="P2">);</text:p>
      <text:list text:style-name="L5">
        <text:list-item>
          <text:p text:style-name="P7"><text:span text:style-name="Strong_20_Emphasis">Normalization</text:span>:</text:p>
          <text:list>
            <text:list-item>
              <text:p text:style-name="P7">Eliminates repeating groups (1 post → many tags).</text:p>
            </text:list-item>
          </text:list>
        </text:list-item>
      </text:list>
      <text:p text:style-name="Horizontal_20_Line"/>
      <text:h text:style-name="Heading_20_4" text:outline-level="4"><text:span text:style-name="Strong_20_Emphasis">7. </text:span><text:span text:style-name="Strong_20_Emphasis"><text:span text:style-name="Source_20_Text">contests</text:span></text:span><text:span text:style-name="Strong_20_Emphasis"> (3NF)</text:span></text:h>
      <text:p text:style-name="P1">sql</text:p>
      <text:p text:style-name="Text_20_body">Copy</text:p>
      <text:p text:style-name="Preformatted_20_Text">CREATE TABLE contests (</text:p>
      <text:p text:style-name="Preformatted_20_Text"><text:s text:c="4"/>contest_id SERIAL PRIMARY KEY,</text:p>
      <text:p text:style-name="Preformatted_20_Text"><text:s text:c="4"/>title VARCHAR(100) NOT NULL,</text:p>
      <text:p text:style-name="Preformatted_20_Text"><text:s text:c="4"/>start_time TIMESTAMP NOT NULL,</text:p>
      <text:p text:style-name="Preformatted_20_Text"><text:s text:c="4"/>end_time TIMESTAMP NOT NULL</text:p>
      <text:p text:style-name="P2">);</text:p>
      <text:h text:style-name="Heading_20_4" text:outline-level="4"><text:span text:style-name="Strong_20_Emphasis">8. </text:span><text:span text:style-name="Strong_20_Emphasis"><text:span text:style-name="Source_20_Text">problems</text:span></text:span><text:span text:style-name="Strong_20_Emphasis"> (3NF)</text:span></text:h>
      <text:p text:style-name="P1">sql</text:p>
      <text:p text:style-name="Text_20_body">Copy</text:p>
      <text:p text:style-name="Preformatted_20_Text"><text:soft-page-break/>CREATE TABLE problems (</text:p>
      <text:p text:style-name="Preformatted_20_Text"><text:s text:c="4"/>problem_id SERIAL PRIMARY KEY,</text:p>
      <text:p text:style-name="Preformatted_20_Text"><text:s text:c="4"/>title VARCHAR(200) NOT NULL,</text:p>
      <text:p text:style-name="Preformatted_20_Text"><text:s text:c="4"/>description TEXT NOT NULL,</text:p>
      <text:p text:style-name="Preformatted_20_Text"><text:s text:c="4"/>test_cases JSONB NOT NULL -- Input/output pairs</text:p>
      <text:p text:style-name="P2">);</text:p>
      <text:h text:style-name="Heading_20_4" text:outline-level="4"><text:span text:style-name="Strong_20_Emphasis">9. </text:span><text:span text:style-name="Strong_20_Emphasis"><text:span text:style-name="Source_20_Text">contest_problems</text:span></text:span><text:span text:style-name="Strong_20_Emphasis"> (BCNF)</text:span></text:h>
      <text:p text:style-name="P1">sql</text:p>
      <text:p text:style-name="Text_20_body">Copy</text:p>
      <text:p text:style-name="Preformatted_20_Text">CREATE TABLE contest_problems (</text:p>
      <text:p text:style-name="Preformatted_20_Text"><text:s text:c="4"/>contest_id INT REFERENCES contests(contest_id) ON DELETE CASCADE,</text:p>
      <text:p text:style-name="Preformatted_20_Text"><text:s text:c="4"/>problem_id INT REFERENCES problems(problem_id) ON DELETE CASCADE,</text:p>
      <text:p text:style-name="Preformatted_20_Text"><text:s text:c="4"/>PRIMARY KEY (contest_id, problem_id)</text:p>
      <text:p text:style-name="P2">);</text:p>
      <text:list text:style-name="L6">
        <text:list-item>
          <text:p text:style-name="P8"><text:span text:style-name="Strong_20_Emphasis">Normalization</text:span>:</text:p>
          <text:list>
            <text:list-item>
              <text:p text:style-name="P8">Solves many-to-many relationship without redundancy.</text:p>
            </text:list-item>
          </text:list>
        </text:list-item>
      </text:list>
      <text:p text:style-name="Horizontal_20_Line"/>
      <text:h text:style-name="Heading_20_4" text:outline-level="4"><text:span text:style-name="Strong_20_Emphasis">10. </text:span><text:span text:style-name="Strong_20_Emphasis"><text:span text:style-name="Source_20_Text">submissions</text:span></text:span><text:span text:style-name="Strong_20_Emphasis"> (3NF)</text:span></text:h>
      <text:p text:style-name="P1">sql</text:p>
      <text:p text:style-name="Text_20_body">Copy</text:p>
      <text:p text:style-name="Preformatted_20_Text">CREATE TABLE submissions (</text:p>
      <text:p text:style-name="Preformatted_20_Text"><text:s text:c="4"/>submission_id SERIAL PRIMARY KEY,</text:p>
      <text:p text:style-name="Preformatted_20_Text"><text:s text:c="4"/>user_id INT REFERENCES users(user_id) ON DELETE CASCADE,</text:p>
      <text:p text:style-name="Preformatted_20_Text"><text:s text:c="4"/>problem_id INT REFERENCES problems(problem_id) ON DELETE CASCADE,</text:p>
      <text:p text:style-name="Preformatted_20_Text"><text:s text:c="4"/>code TEXT NOT NULL,</text:p>
      <text:p text:style-name="Preformatted_20_Text"><text:s text:c="4"/>language VARCHAR(50) NOT NULL,</text:p>
      <text:p text:style-name="Preformatted_20_Text"><text:s text:c="4"/>score INT CHECK (score BETWEEN 0 AND 100),</text:p>
      <text:p text:style-name="Preformatted_20_Text"><text:s text:c="4"/>submitted_at TIMESTAMP DEFAULT CURRENT_TIMESTAMP</text:p>
      <text:p text:style-name="P2">);</text:p>
      <text:list text:style-name="L7">
        <text:list-item>
          <text:p text:style-name="P9"><text:span text:style-name="Strong_20_Emphasis">Normalization</text:span>:</text:p>
          <text:list>
            <text:list-item>
              <text:p text:style-name="P9"><text:span text:style-name="Strong_20_Emphasis">2NF</text:span>: All attributes depend on the composite key (<text:span text:style-name="Source_20_Text">user_id</text:span> + <text:span text:style-name="Source_20_Text">problem_id</text:span> + <text:span text:style-name="Source_20_Text">submitted_at</text:span>? No – <text:span text:style-name="Source_20_Text">submission_id</text:span> is PK).</text:p>
            </text:list-item>
          </text:list>
        </text:list-item>
      </text:list>
      <text:p text:style-name="Horizontal_20_Line"/>
      <text:h text:style-name="Heading_20_4" text:outline-level="4"><text:span text:style-name="Strong_20_Emphasis">11. </text:span><text:span text:style-name="Strong_20_Emphasis"><text:span text:style-name="Source_20_Text">badges</text:span></text:span><text:span text:style-name="Strong_20_Emphasis"> (3NF)</text:span></text:h>
      <text:p text:style-name="P1">sql</text:p>
      <text:p text:style-name="Text_20_body">Copy</text:p>
      <text:p text:style-name="Preformatted_20_Text">CREATE TABLE badges (</text:p>
      <text:p text:style-name="Preformatted_20_Text"><text:s text:c="4"/>badge_id SERIAL PRIMARY KEY,</text:p>
      <text:p text:style-name="Preformatted_20_Text"><text:s text:c="4"/>name VARCHAR(50) UNIQUE NOT NULL,</text:p>
      <text:p text:style-name="Preformatted_20_Text"><text:s text:c="4"/>criteria TEXT NOT NULL -- e.g., "Solve 50 problems"</text:p>
      <text:p text:style-name="P2">);</text:p>
      <text:h text:style-name="Heading_20_4" text:outline-level="4"><text:soft-page-break/><text:span text:style-name="Strong_20_Emphasis">12. </text:span><text:span text:style-name="Strong_20_Emphasis"><text:span text:style-name="Source_20_Text">user_badges</text:span></text:span><text:span text:style-name="Strong_20_Emphasis"> (BCNF)</text:span></text:h>
      <text:p text:style-name="P1">sql</text:p>
      <text:p text:style-name="Text_20_body">Copy</text:p>
      <text:p text:style-name="Preformatted_20_Text">CREATE TABLE user_badges (</text:p>
      <text:p text:style-name="Preformatted_20_Text"><text:s text:c="4"/>user_id INT REFERENCES users(user_id) ON DELETE CASCADE,</text:p>
      <text:p text:style-name="Preformatted_20_Text"><text:s text:c="4"/>badge_id INT REFERENCES badges(badge_id) ON DELETE CASCADE,</text:p>
      <text:p text:style-name="Preformatted_20_Text"><text:s text:c="4"/>earned_at TIMESTAMP DEFAULT CURRENT_TIMESTAMP,</text:p>
      <text:p text:style-name="Preformatted_20_Text"><text:s text:c="4"/>PRIMARY KEY (user_id, badge_id)</text:p>
      <text:p text:style-name="P2">);</text:p>
      <text:p text:style-name="Horizontal_20_Line"/>
      <text:h text:style-name="Heading_20_4" text:outline-level="4"><text:span text:style-name="Strong_20_Emphasis">13. </text:span><text:span text:style-name="Strong_20_Emphasis"><text:span text:style-name="Source_20_Text">messages</text:span></text:span><text:span text:style-name="Strong_20_Emphasis"> (3NF)</text:span></text:h>
      <text:p text:style-name="P1">sql</text:p>
      <text:p text:style-name="Text_20_body">Copy</text:p>
      <text:p text:style-name="Preformatted_20_Text">CREATE TABLE messages (</text:p>
      <text:p text:style-name="Preformatted_20_Text"><text:s text:c="4"/>message_id SERIAL PRIMARY KEY,</text:p>
      <text:p text:style-name="Preformatted_20_Text"><text:s text:c="4"/>sender_id INT REFERENCES users(user_id) ON DELETE CASCADE,</text:p>
      <text:p text:style-name="Preformatted_20_Text"><text:s text:c="4"/>receiver_id INT REFERENCES users(user_id) ON DELETE CASCADE,</text:p>
      <text:p text:style-name="Preformatted_20_Text"><text:s text:c="4"/>content TEXT NOT NULL,</text:p>
      <text:p text:style-name="Preformatted_20_Text"><text:s text:c="4"/>sent_at TIMESTAMP DEFAULT CURRENT_TIMESTAMP,</text:p>
      <text:p text:style-name="Preformatted_20_Text"><text:s text:c="4"/>is_read BOOLEAN DEFAULT FALSE</text:p>
      <text:p text:style-name="P2">);</text:p>
      <text:p text:style-name="Horizontal_20_Line"/>
      <text:h text:style-name="Heading_20_3" text:outline-level="3"><text:span text:style-name="Strong_20_Emphasis">Functional Dependencies &amp; Normalization Proof</text:span></text:h>
      <text:h text:style-name="Heading_20_4" text:outline-level="4"><text:span text:style-name="Strong_20_Emphasis">Example: </text:span><text:span text:style-name="Strong_20_Emphasis"><text:span text:style-name="Source_20_Text">submissions</text:span></text:span><text:span text:style-name="Strong_20_Emphasis"> Table</text:span></text:h>
      <text:list text:style-name="L8">
        <text:list-item>
          <text:p text:style-name="P10"><text:span text:style-name="Strong_20_Emphasis">FDs</text:span>:</text:p>
          <text:list>
            <text:list-item>
              <text:p text:style-name="P10"><text:span text:style-name="Source_20_Text">submission_id</text:span> → <text:span text:style-name="Source_20_Text">user_id</text:span>, <text:span text:style-name="Source_20_Text">problem_id</text:span>, <text:span text:style-name="Source_20_Text">code</text:span>, <text:span text:style-name="Source_20_Text">score</text:span></text:p>
            </text:list-item>
            <text:list-item>
              <text:p text:style-name="P10"><text:span text:style-name="Source_20_Text">user_id</text:span> → (no direct dependency on other fields)</text:p>
            </text:list-item>
            <text:list-item>
              <text:p text:style-name="P10"><text:span text:style-name="Source_20_Text">problem_id</text:span> → (no direct dependency on other fields)</text:p>
            </text:list-item>
          </text:list>
        </text:list-item>
        <text:list-item>
          <text:p text:style-name="P10"><text:span text:style-name="Strong_20_Emphasis">Normalization</text:span>:</text:p>
          <text:list>
            <text:list-item>
              <text:p text:style-name="P10"><text:span text:style-name="Strong_20_Emphasis">3NF</text:span>: No transitive dependencies (all non-key attributes depend only on the PK <text:span text:style-name="Source_20_Text">submission_id</text:span>).</text:p>
            </text:list-item>
          </text:list>
        </text:list-item>
      </text:list>
      <text:h text:style-name="Heading_20_4" text:outline-level="4"><text:span text:style-name="Strong_20_Emphasis">Example: </text:span><text:span text:style-name="Strong_20_Emphasis"><text:span text:style-name="Source_20_Text">user_badges</text:span></text:span><text:span text:style-name="Strong_20_Emphasis"> Table</text:span></text:h>
      <text:list text:style-name="L9">
        <text:list-item>
          <text:p text:style-name="P11"><text:span text:style-name="Strong_20_Emphasis">FDs</text:span>:</text:p>
          <text:list>
            <text:list-item>
              <text:p text:style-name="P11"><text:span text:style-name="Source_20_Text">(user_id, badge_id)</text:span> → <text:span text:style-name="Source_20_Text">earned_at</text:span></text:p>
            </text:list-item>
          </text:list>
        </text:list-item>
        <text:list-item>
          <text:p text:style-name="P11"><text:span text:style-name="Strong_20_Emphasis">BCNF</text:span>: The determinant (<text:span text:style-name="Source_20_Text">user_id</text:span>, <text:span text:style-name="Source_20_Text">badge_id</text:span>) is the candidate key.</text:p>
        </text:list-item>
      </text:list>
      <text:h text:style-name="Heading_20_3" text:outline-level="3"><text:span text:style-name="Strong_20_Emphasis">Denormalization Considerations</text:span></text:h>
      <text:list text:style-name="L10">
        <text:list-item>
          <text:p text:style-name="P12"><text:span text:style-name="Strong_20_Emphasis">Leaderboards</text:span>:</text:p>
          <text:list>
            <text:list-item>
              <text:p text:style-name="P12"><text:soft-page-break/>Store precomputed rankings in a <text:span text:style-name="Source_20_Text">rankings</text:span> table (denormalized for performance).</text:p>
            </text:list-item>
          </text:list>
        </text:list-item>
        <text:list-item>
          <text:p text:style-name="P12"><text:span text:style-name="Strong_20_Emphasis">Activity Feed</text:span>:</text:p>
          <text:list>
            <text:list-item>
              <text:p text:style-name="P12">Use materialized views for personalized feeds (e.g., combining <text:span text:style-name="Source_20_Text">posts</text:span> + <text:span text:style-name="Source_20_Text">post_tags</text:span> + <text:span text:style-name="Source_20_Text">user_interests</text:span>).</text:p>
            </text:list-item>
          </text:list>
        </text:list-item>
      </text:list>
      <text:p text:style-name="Horizontal_20_Line"/>
      <text:h text:style-name="Heading_20_3" text:outline-level="3"><text:span text:style-name="Strong_20_Emphasis">Key Normalization Decisions</text:span></text:h>
      <text:list text:style-name="L11">
        <text:list-item>
          <text:p text:style-name="P13"><text:span text:style-name="Strong_20_Emphasis">Splitting Tags/Interests</text:span>:</text:p>
          <text:list>
            <text:list-item>
              <text:p text:style-name="P13">Avoided storing arrays (<text:span text:style-name="Source_20_Text">TEXT[]</text:span>) in favor of junction tables (<text:span text:style-name="Source_20_Text">post_tags</text:span>, <text:span text:style-name="Source_20_Text">user_interests</text:span>).</text:p>
            </text:list-item>
          </text:list>
        </text:list-item>
        <text:list-item>
          <text:p text:style-name="P13"><text:span text:style-name="Strong_20_Emphasis">Contest-Problem Relationship</text:span>:</text:p>
          <text:list>
            <text:list-item>
              <text:p text:style-name="P13">Separated <text:span text:style-name="Source_20_Text">problems</text:span> from <text:span text:style-name="Source_20_Text">contests</text:span> to reuse problems across contests.</text:p>
            </text:list-item>
          </text:list>
        </text:list-item>
        <text:list-item>
          <text:p text:style-name="P13"><text:span text:style-name="Strong_20_Emphasis">Achievement System</text:span>:</text:p>
          <text:list>
            <text:list-item>
              <text:p text:style-name="P13">Decoupled badges from users via <text:span text:style-name="Source_20_Text">user_badges</text:span> to allow scalable criteria.</text:p>
            </text:list-item>
          </text:list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01:04:17.806357985</meta:creation-date>
    <dc:date>2025-02-25T01:05:13.072804365</dc:date>
    <meta:editing-duration>PT55S</meta:editing-duration>
    <meta:editing-cycles>1</meta:editing-cycles>
    <meta:document-statistic meta:table-count="0" meta:image-count="0" meta:object-count="0" meta:page-count="5" meta:paragraph-count="158" meta:word-count="664" meta:character-count="4755" meta:non-whitespace-character-count="4080"/>
    <meta:generator>LibreOffice/24.8.5.2$Linux_X86_64 LibreOffice_project/480$Build-2</meta:generator>
  </office:meta>
</office:document-meta>
</file>